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ourier New" svg:font-family="'Courier New'" style:font-family-generic="modern" style:font-pitch="fixed"/>
    <style:font-face style:name="F" svg:font-family="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Inspiration-title">
      <style:graphic-properties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Inspiration-title">
      <style:graphic-properties draw:textarea-horizontal-align="center"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1.27cm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226cm" fo:margin-bottom="0cm" fo:line-height="100%" fo:text-align="center" fo:text-indent="0cm" loext:tab-stop-distance="1.27cm">
        <style:tab-stops>
          <style:tab-stop style:position="0cm"/>
        </style:tab-stops>
      </style:paragraph-properties>
      <style:text-properties fo:color="#000000" loext:opacity="100%"/>
    </style:style>
    <style:style style:name="P3" style:family="paragraph">
      <style:text-properties fo:color="#000000" loext:opacity="100%" style:font-name="F"/>
    </style:style>
    <style:style style:name="P4" style:family="paragraph">
      <loext:graphic-properties draw:fill-color="#ffffff"/>
      <style:text-properties fo:color="#000000" loext:opacity="100%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000000" loext:opacity="100%" style:font-name="Calibri" fo:font-size="44pt" style:font-size-asian="44pt" style:font-size-complex="44pt"/>
    </style:style>
    <style:style style:name="P7" style:family="paragraph">
      <style:paragraph-properties fo:text-align="center"/>
      <style:text-properties fo:color="#000000" loext:opacity="100%" style:font-name="Calibri" fo:font-size="44pt" style:font-size-asian="44pt" style:font-size-complex="44pt"/>
    </style:style>
    <style:style style:name="P8" style:family="paragraph">
      <style:text-properties fo:color="#000000" loext:opacity="100%" style:font-name="F" fo:font-size="32pt" style:font-size-asian="32pt" style:font-size-complex="32pt" fo:hyphenate="false" loext:hyphenation-no-caps="false" loext:hyphenation-no-last-word="false"/>
    </style:style>
    <style:style style:name="P9" style:family="paragraph">
      <style:text-properties fo:color="#000000" loext:opacity="100%" style:font-name="F" fo:font-size="32pt" style:font-size-asian="32pt" style:font-size-complex="32pt"/>
    </style:style>
    <style:style style:name="P10" style:family="paragraph">
      <style:text-properties fo:color="#000000" loext:opacity="100%" fo:font-size="32pt" style:font-size-asian="32pt" style:font-size-complex="32pt"/>
    </style:style>
    <style:style style:name="P11" style:family="paragraph">
      <style:paragraph-properties fo:margin-left="0cm" fo:margin-right="0cm" fo:margin-top="0.226cm" fo:margin-bottom="0cm" fo:line-height="100%" fo:text-align="start" fo:text-indent="0cm" loext:tab-stop-distance="1.27cm">
        <style:tab-stops>
          <style:tab-stop style:position="0cm"/>
        </style:tab-stops>
      </style:paragraph-properties>
    </style:style>
    <style:style style:name="P12" style:family="paragraph">
      <style:paragraph-properties fo:margin-left="1.251cm" fo:margin-right="0cm" fo:text-indent="-0.499cm"/>
      <style:text-properties style:font-name="F" fo:font-size="14pt" style:font-size-complex="14pt" fo:hyphenate="false" loext:hyphenation-no-caps="false" loext:hyphenation-no-last-word="false"/>
    </style:style>
    <style:style style:name="P13" style:family="paragraph">
      <style:paragraph-properties fo:margin-left="1.251cm" fo:margin-right="0cm" fo:margin-top="0cm" fo:margin-bottom="0.436cm" fo:line-height="115%" fo:text-indent="-0.499cm" style:text-autospace="none"/>
      <style:text-properties style:font-name="F" fo:font-size="14pt" style:font-size-complex="14pt" fo:hyphenate="false" loext:hyphenation-no-caps="false" loext:hyphenation-no-last-word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text-autospace="none" loext:tab-stop-distance="1.27cm">
        <style:tab-stops>
          <style:tab-stop style:position="0cm"/>
        </style:tab-stops>
      </style:paragraph-properties>
      <style:text-properties style:font-name="F" fo:font-size="14pt" style:font-size-complex="14pt" fo:hyphenate="false" loext:hyphenation-no-caps="false" loext:hyphenation-no-last-word="false"/>
    </style:style>
    <style:style style:name="P15" style:family="paragraph">
      <style:paragraph-properties fo:margin-left="1.251cm" fo:margin-right="0cm" fo:margin-top="0cm" fo:margin-bottom="0.436cm" fo:line-height="115%" fo:text-align="start" fo:text-indent="-0.499cm" style:text-autospace="none" loext:tab-stop-distance="1.27cm">
        <style:tab-stops>
          <style:tab-stop style:position="0cm"/>
        </style:tab-stops>
      </style:paragraph-properties>
      <style:text-properties style:font-name="F" fo:font-size="14pt" style:font-size-complex="14pt" fo:hyphenate="false" loext:hyphenation-no-caps="false" loext:hyphenation-no-last-word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loext:opacity="100%" style:font-name="Calibri" fo:font-size="44pt" style:font-size-asian="44pt" style:font-size-complex="44pt"/>
    </style:style>
    <style:style style:name="T4" style:family="text">
      <style:text-properties fo:color="#000000" loext:opacity="100%" style:font-name="Calibri" fo:font-size="32pt" style:font-size-asian="32pt" style:font-size-complex="32pt"/>
    </style:style>
    <style:style style:name="T5" style:family="text">
      <style:text-properties fo:color="#000000" loext:opacity="100%" style:font-name="F" fo:font-size="32pt" style:font-size-asian="32pt" style:font-size-complex="3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color="#000000" loext:opacity="100%" style:font-name="Calibri" fo:font-size="15pt" style:font-size-asian="15pt" style:font-size-complex="15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SimSun" style:font-size-asian="28pt" style:font-style-asian="normal" style:font-weight-asian="normal" style:font-name-complex="Liberation Serif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fo:text-shadow="none" style:text-underline-style="none" fo:font-weight="normal" style:letter-kerning="true" fo:background-color="transparent" style:font-name-asian="NSimSun" style:font-size-asian="15pt" style:font-style-asian="normal" style:font-weight-asian="normal" style:font-name-complex="Liberation Serif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" fo:font-size="14pt" fo:letter-spacing="normal" fo:language="en" fo:country="US" fo:font-style="normal" fo:text-shadow="none" style:text-underline-style="none" fo:font-weight="normal" style:letter-kerning="true" fo:background-color="transparent" style:font-name-asian="NSimSun" style:font-size-asian="15pt" style:font-style-asian="normal" style:font-weight-asian="normal" style:font-name-complex="Liberation Serif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Calibri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cm" svg:height="1.75cm" svg:x="1.5cm" svg:y="1.25cm" presentation:class="title">
          <draw:text-box>
            <text:p text:style-name="P1"><text:span text:style-name="T1">Refonte du site Decramp</text:span></text:p>
          </draw:text-box>
        </draw:frame>
        <draw:frame presentation:style-name="pr2" draw:text-style-name="P4" draw:layer="layout" svg:width="25cm" svg:height="10cm" svg:x="1.5cm" svg:y="3.75cm" presentation:class="subtitle">
          <draw:text-box>
            <text:p text:style-name="P2"><text:span text:style-name="T2">Présentation du projet – Boukhalfa Camil</text:span></text:p>
            <text:p text:style-name="P3"><text:span text:style-name="T2">Adresse : 67 rue Henri Pauquet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3">Cahier des charges</text:span></text:p>
          </draw:text-box>
        </draw:frame>
        <draw:frame presentation:style-name="pr5" draw:text-style-name="P10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8"><text:span text:style-name="T4">Présentation du projet</text:span></text:p>
              </text:list-item>
              <text:list-item>
                <text:p text:style-name="P8"><text:span text:style-name="T4">Contexte du projet</text:span></text:p>
              </text:list-item>
              <text:list-item>
                <text:p text:style-name="P8"><text:span text:style-name="T4">Objectifs</text:span></text:p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4">
              <text:list-item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 text:style-name="P1"><text:span text:style-name="T1">Présentation du projet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5">
              <text:list-header>
                <text:p text:style-name="P11"><text:span text:style-name="T6"/></text:p>
              </text:list-header>
              <text:list-item>
                <text:p text:style-name="P11"><text:span text:style-name="T6">Refonte moderne du site Société Decramp</text:span></text:p>
              </text:list-item>
              <text:list-item>
                <text:p text:style-name="P11"><text:span text:style-name="T6">Objectif : design moderne, accessibilité, compatibilité mobile, sécurité, interactivité et ergonomi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 text:style-name="P1"><text:span text:style-name="T1">Contexte du projet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5">
              <text:list-header>
                <text:p text:style-name="P11"><text:span text:style-name="T6"/></text:p>
              </text:list-header>
              <text:list-item>
                <text:p text:style-name="P11"><text:span text:style-name="T6">Site actuel dépassé : </text:span><text:span text:style-name="T7"><text:a xlink:href="https://www.decramp.fr/" xlink:type="simple">https://www.decramp.fr</text:a></text:span></text:p>
              </text:list-item>
              <text:list-item>
                <text:p text:style-name="P11"><text:span text:style-name="T6">Modernisation, ergonomie, RGPD</text:span></text:p>
              </text:list-item>
              <text:list-item>
                <text:p text:style-name="P11"><text:span text:style-name="T6">Ajouter des fonctionnalités interactives .</text:span></text:p>
              </text:list-item>
              <text:list-item>
                <text:p text:style-name="P11"><text:span text:style-name="T6">Optimiser les performances et la sécurité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 text:style-name="P1"><text:span text:style-name="T1">Objectifs</text:span>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5">
              <text:list-header>
                <text:p text:style-name="P11"/>
              </text:list-header>
              <text:list-item>
                <text:p text:style-name="P11"><text:span text:style-name="T8">Objectifs principaux</text:span></text:p>
              </text:list-item>
            </text:list>
            <text:list text:style-name="L2">
              <text:list-header>
                <text:p text:style-name="P12"><text:span text:style-name="T9"/></text:p>
              </text:list-header>
              <text:list-item>
                <text:p text:style-name="P12"><text:span text:style-name="T9">Faciliter la mise en relation entre clients et entreprise.</text:span></text:p>
              </text:list-item>
              <text:list-item>
                <text:p text:style-name="P13"><text:span text:style-name="T9">Présenter clairement et mettre en valeur les services ainsi que les partenaires</text:span></text:p>
              </text:list-item>
              <text:list-item>
                <text:p text:style-name="P13"><text:span text:style-name="T9">Mettre le site en norme</text:span></text:p>
              </text:list-item>
            </text:list>
            <text:list text:style-name="L5">
              <text:list-item>
                <text:p text:style-name="P14"><text:span text:style-name="T10">Objectifs </text:span><text:span text:style-name="T11">secondaires</text:span></text:p>
              </text:list-item>
            </text:list>
            <text:list text:style-name="L6">
              <text:list-header>
                <text:p text:style-name="P15"><text:span text:style-name="T12"/></text:p>
              </text:list-header>
              <text:list-item>
                <text:p text:style-name="P15"><text:span text:style-name="T13">Permettre la création de compte utilisateur.</text:span></text:p>
              </text:list-item>
              <text:list-item>
                <text:p text:style-name="P15"><text:span text:style-name="T12">Présenter clairement et mettre en valeur les services ainsi que les partenaires</text:span></text:p>
              </text:list-item>
              <text:list-item>
                <text:p text:style-name="P15"><text:span text:style-name="T12">Mettre le site en norme</text:span></text:p>
              </text:list-item>
            </text:list>
            <text:p text:style-name="P13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/>
    <style:font-face style:name="Courier New" svg:font-family="'Courier New'" style:font-family-generic="modern" style:font-pitch="fixed"/>
    <style:font-face style:name="F" svg:font-family="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family-generic-asian="modern" style:font-pitch-asian="fixed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fo:font-size="10pt" fo:font-weight="bold" style:font-size-asian="10pt" style:font-weight-asian="bold" style:font-size-complex="10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WW_5f_CharLFO18LVL9" style:display-name="WW_CharLFO1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9" style:display-name="WW_CharLFO1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8" style:display-name="WW_CharLFO1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7" style:display-name="WW_CharLFO1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6" style:display-name="WW_CharLFO1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5" style:display-name="WW_CharLFO1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4" style:display-name="WW_CharLFO1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3" style:display-name="WW_CharLFO1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2" style:display-name="WW_CharLFO1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1" style:display-name="WW_CharLFO15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9" style:display-name="WW_CharLFO1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7" style:display-name="WW_CharLFO1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4" style:display-name="WW_CharLFO1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1" style:display-name="WW_CharLFO14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9" style:display-name="WW_CharLFO1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7" style:display-name="WW_CharLFO1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4" style:display-name="WW_CharLFO1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1" style:display-name="WW_CharLFO1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9" style:display-name="WW_CharLFO1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7" style:display-name="WW_CharLFO1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4" style:display-name="WW_CharLFO1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1" style:display-name="WW_CharLFO1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9" style:display-name="WW_CharLFO1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7" style:display-name="WW_CharLFO1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4" style:display-name="WW_CharLFO1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7LVL7" style:display-name="WW_CharLFO7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7LVL4" style:display-name="WW_CharLFO7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5LVL7" style:display-name="WW_CharLFO5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5LVL4" style:display-name="WW_CharLFO5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en_20_hypertexte" style:display-name="Lien hypertexte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Élevé" style:family="graphic">
      <style:paragraph-properties style:text-autospace="none"/>
      <style:text-properties fo:font-weight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Accentuation_20__28_user_29_" style:display-name="Accentuation (user)" style:family="graphic">
      <style:paragraph-properties style:text-autospace="none"/>
      <style:text-properties fo:font-style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Bloc_20_de_20_citation" style:display-name="Bloc de citation" style:family="graphic">
      <style:paragraph-properties fo:margin-left="1.764cm" fo:margin-right="1.764cm" fo:margin-top="0cm" fo:margin-bottom="0.88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style:text-autospace="none"/>
    </style:style>
    <style:style style:name="Texte_20_préformaté" style:display-name="Texte préformaté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Contenu_20_de_20_cadre" style:display-name="Contenu de cadre" style:family="graphic">
      <style:paragraph-properties style:text-autospace="none"/>
    </style:style>
    <style:style style:name="Paragraphe_20_de_20_liste" style:display-name="Paragraphe de liste" style:family="graphic">
      <style:paragraph-properties fo:margin-left="2.24cm" fo:margin-right="0cm" fo:text-indent="0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family-generic-asian="modern" style:font-pitch-asian="fixed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/>
    </style:style>
    <style:style style:name="Normal_20__28_Web_29_" style:display-name="Normal (Web)" style:family="graphic">
      <style:paragraph-properties fo:margin-top="0.31cm" fo:margin-bottom="0.31cm" style:text-autospace="none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</style:style>
    <style:style style:name="Légende_20__28_user_29_" style:display-name="Légende (user)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_20__28_user_29_" style:display-name="Liste (user)" style:family="graphic">
      <style:paragraph-properties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Titre_20_3_20__28_user_29_" style:display-name="Titre 3 (user)" style:family="graphic">
      <style:paragraph-properties fo:margin-top="0.436cm" fo:margin-bottom="0cm" style:text-autospace="none"/>
      <style:text-properties style:font-name="Liberation Serif" fo:font-family="'Liberation Serif', 'Times New Roman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Titre_20_2_20__28_user_29_" style:display-name="Titre 2 (user)" style:family="graphic">
      <style:paragraph-properties fo:margin-left="1.76cm" fo:margin-right="0cm" fo:margin-top="0.623cm" fo:margin-bottom="0cm" fo:text-indent="-0.88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Titre_20_1_20__28_user_29_" style:display-name="Titre 1 (user)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presentation:date-time/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presentation:footer/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7T13:11:34.262844700</meta:creation-date>
    <dc:description>This work is licensed under a Creative Commons 0 License.
It makes use of the works of Mateus Machado Luna.</dc:description>
    <meta:generator>LibreOffice/25.2.7.2$Windows_X86_64 LibreOffice_project/5cbfd1ab6520636bb5f7b99185aa69bd7456825d</meta:generator>
    <dc:title>Inspiration</dc:title>
    <meta:editing-duration>PT15M27S</meta:editing-duration>
    <meta:editing-cycles>7</meta:editing-cycles>
    <dc:date>2025-12-07T13:37:43.813358500</dc:date>
    <meta:document-statistic meta:object-count="48"/>
  </office:meta>
</office:document-meta>
</file>